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37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062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6.40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07cm"/>
    </style:style>
    <style:style style:name="co8" style:family="table-column">
      <style:table-column-properties fo:break-before="auto" style:column-width="0.871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1014" table:default-cell-style-name="ce3"/>
        <table:table-row table:style-name="ro1">
          <table:table-cell table:style-name="ce1" office:value-type="string" calcext:value-type="string">
            <text:p>Désignation</text:p>
          </table:table-cell>
          <table:table-cell table:style-name="ce4" office:value-type="string" calcext:value-type="string">
            <text:p>Qté</text:p>
          </table:table-cell>
          <table:table-cell table:style-name="ce4"/>
          <table:table-cell table:style-name="ce1"/>
          <table:table-cell table:style-name="ce7"/>
          <table:table-cell table:style-name="ce1" office:value-type="string" calcext:value-type="string">
            <text:p>Désignation</text:p>
          </table:table-cell>
          <table:table-cell table:style-name="ce4" office:value-type="string" calcext:value-type="string">
            <text:p>Qté</text:p>
          </table:table-cell>
          <table:table-cell table:style-name="ce4"/>
          <table:table-cell table:style-name="ce1"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BOITIER_RAMP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BOITIER_RAMP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CAPOT_RAMP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CAPOT_RAMP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CLIP_ENDSTOP_Y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CLIP_ENDSTOP_Y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CLIP_PLATEAU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CLIP_PLATEAU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COUPLAGE_Z_SOFT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COUPLAGE_Z_SOFT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EQUERRE_NEMA_14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EQUERRE_NEMA_14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EXTRUDEUR</text:p>
          </table:table-cell>
          <table:table-cell table:style-name="ce5" office:value-type="string" calcext:value-type="string">
            <text:p>1 (0)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EXTRUDEUR</text:p>
          </table:table-cell>
          <table:table-cell table:style-name="ce5" office:value-type="string" calcext:value-type="string">
            <text:p>1 (0)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EXTRUDEUR_SUPPORT_608ZZ</text:p>
          </table:table-cell>
          <table:table-cell table:style-name="ce5" office:value-type="string" calcext:value-type="string">
            <text:p>1 (0)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EXTRUDEUR_SUPPORT_608ZZ</text:p>
          </table:table-cell>
          <table:table-cell table:style-name="ce5" office:value-type="string" calcext:value-type="string">
            <text:p>1 (0)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FIX_CHARIOT_X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FIX_CHARIOT_X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MOLETTE_GRANDE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MOLETTE_GRANDE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MOLETTE_PETITE</text:p>
          </table:table-cell>
          <table:table-cell table:style-name="ce5" office:value-type="string" calcext:value-type="string">
            <text:p>2 (0)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MOLETTE_PETITE</text:p>
          </table:table-cell>
          <table:table-cell table:style-name="ce5" office:value-type="string" calcext:value-type="string">
            <text:p>2 (0)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PLAQUE_ARRIER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PLAQUE_ARRIER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PLAQUE_SERRAGE_FLANC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PLAQUE_SERRAGE_FLANC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ETOUR_608ZZ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RETOUR_608ZZ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ETOUR_X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RETOUR_X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ETOUR_Y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RETOUR_Y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ONDELLE_PLATEAU</text:p>
          </table:table-cell>
          <table:table-cell table:style-name="ce5" office:value-type="string" calcext:value-type="string">
            <text:p>4 (6)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RONDELLE_PLATEAU</text:p>
          </table:table-cell>
          <table:table-cell table:style-name="ce5" office:value-type="string" calcext:value-type="string">
            <text:p>4 (6)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SUPPORT_AXE_Y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SUPPORT_AXE_Y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SUPPORT_BOBINE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SUPPORT_BOBINE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SUPPORT_ENDSTOP_X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SUPPORT_ENDSTOP_X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SUPPORT_ENDSTOP_Z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SUPPORT_ENDSTOP_Z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SUPPORT_FAN_X</text:p>
          </table:table-cell>
          <table:table-cell table:style-name="ce5" office:value-type="string" calcext:value-type="string">
            <text:p>1 (2)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SUPPORT_FAN_X</text:p>
          </table:table-cell>
          <table:table-cell table:style-name="ce5" office:value-type="string" calcext:value-type="string">
            <text:p>1 (2)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number-columns-repeated="6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BOITE_EXTRUDEUR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BOITE_EXTRUDEUR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RIDE_3VOIE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BRIDE_3VOIE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PLATINE_EXTRUDEUR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PLATINE_EXTRUDEUR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SUPPORT_MOTEUR_P1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SUPPORT_MOTEUR_P1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SUPPORT_MOTEUR_P2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SUPPORT_MOTEUR_P2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 table:number-rows-repeated="104854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/00/0000</text:date>, <text:time style:data-style-name="N2" text:time-value="0000-00-00T00:00:01.203788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06-20T11:50:50.105867849</meta:creation-date>
    <dc:date>2014-07-15T11:04:18.491986458</dc:date>
    <dc:creator>Adrien </dc:creator>
    <meta:editing-duration>PT12M9S</meta:editing-duration>
    <meta:editing-cycles>10</meta:editing-cycles>
    <meta:generator>LibreOffice/4.1.3.2$Linux_X86_64 LibreOffice_project/410m0$Build-2</meta:generator>
    <meta:document-statistic meta:table-count="1" meta:cell-count="112" meta:object-count="0"/>
  </office:meta>
</office:document-meta>
</file>